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F0000023BF936D0B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1fedea" style:font-style-asian="italic" style:font-style-complex="italic"/>
    </style:style>
    <style:style style:name="T1" style:family="text">
      <style:text-properties officeooo:rsid="001fed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43" text:anchor-type="paragraph" svg:x="0.185cm" svg:y="1.801cm" svg:width="16.212cm" svg:height="10.305cm" draw:z-index="0"><draw:image xlink:href="Pictures/10000000000003BF0000023BF936D0B5.png" xlink:type="simple" xlink:show="embed" xlink:actuate="onLoad"/></draw:frame><text:span text:style-name="T1">Class diagram di alto livello sulla gestione di una bibliotec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0:18:06.30</meta:creation-date>
    <dc:date>2012-10-24T00:19:00.95</dc:date>
    <meta:editing-duration>P0D</meta:editing-duration>
    <meta:editing-cycles>1</meta:editing-cycles>
    <meta:document-statistic meta:table-count="0" meta:image-count="1" meta:object-count="0" meta:page-count="1" meta:paragraph-count="1" meta:word-count="10" meta:character-count="63" meta:non-whitespace-character-count="53"/>
    <meta:generator>LibreOffice/3.6$Windows_x86 LibreOffice_project/da8c1e6-fd468f4-454e206-f42a4a9-143cfd</meta:generator>
  </office:meta>
</office:document-meta>
</file>